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helvetica, 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officeooo:rsid="001956a3"/>
    </style:style>
    <style:style style:name="P2" style:family="paragraph" style:parent-style-name="Standard">
      <style:text-properties officeooo:paragraph-rsid="001b1100"/>
    </style:style>
    <style:style style:name="T1" style:family="text">
      <style:text-properties style:font-name="arial" fo:font-size="10.5pt"/>
    </style:style>
    <style:style style:name="T2" style:family="text">
      <style:text-properties style:font-name="arial" fo:font-size="10.5pt" officeooo:rsid="00194811"/>
    </style:style>
    <style:style style:name="T3" style:family="text">
      <style:text-properties style:font-name="arial" fo:font-size="10.5pt" officeooo:rsid="001956a3"/>
    </style:style>
    <style:style style:name="T4" style:family="text">
      <style:text-properties style:font-name="arial" fo:font-size="10.5pt" officeooo:rsid="001b1100"/>
    </style:style>
    <style:style style:name="T5" style:family="text">
      <style:text-properties style:font-name="arial" fo:font-size="10.5pt" fo:font-weight="normal" officeooo:rsid="001b1100" style:font-weight-asian="normal" style:font-weight-complex="normal"/>
    </style:style>
    <style:style style:name="T6" style:family="text">
      <style:text-properties style:font-name="arial" fo:font-size="10.5pt" fo:font-weight="normal" officeooo:rsid="001b357a" style:font-weight-asian="normal" style:font-weight-complex="normal"/>
    </style:style>
    <style:style style:name="T7" style:family="text">
      <style:text-properties style:font-name="arial" fo:font-size="10.5pt" fo:font-weight="normal" officeooo:rsid="001ed69c" style:font-weight-asian="normal" style:font-weight-complex="normal"/>
    </style:style>
    <style:style style:name="T8" style:family="text">
      <style:text-properties style:font-name="arial" fo:font-size="10.5pt" officeooo:rsid="001b357a"/>
    </style:style>
    <style:style style:name="T9" style:family="text">
      <style:text-properties style:font-name="arial" fo:font-size="10.5pt" officeooo:rsid="001cb645"/>
    </style:style>
    <style:style style:name="T10" style:family="text">
      <style:text-properties style:font-name="arial" fo:font-size="10.5pt" officeooo:rsid="001db323"/>
    </style:style>
    <style:style style:name="T11" style:family="text">
      <style:text-properties style:font-name="arial" fo:font-size="10.5pt" officeooo:rsid="001ed69c"/>
    </style:style>
    <style:style style:name="T12" style:family="text">
      <style:text-properties style:font-name="arial" fo:font-size="10.5pt" officeooo:rsid="001f8dc2"/>
    </style:style>
    <style:style style:name="T13" style:family="text">
      <style:text-properties style:font-name="arial" fo:font-size="10.5pt" officeooo:rsid="00214f83"/>
    </style:style>
    <style:style style:name="T14" style:family="text">
      <style:text-properties style:font-name="arial" fo:font-size="10.5pt" officeooo:rsid="00223dff"/>
    </style:style>
    <style:style style:name="T15" style:family="text">
      <style:text-properties officeooo:rsid="001ed6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o OCR the text we are using the open source Tesseract </text:span><text:span text:style-name="T11">program</text:span><text:span text:style-name="T1"> (v4.1) [1] via its Python interface pytesseract. </text:span><text:span text:style-name="T3">H</text:span><text:span text:style-name="T1">erbarium images are </text:span><text:span text:style-name="T3">typically </text:span><text:span text:style-name="T1">high quality but </text:span><text:span text:style-name="T2">they</text:span><text:span text:style-name="T1"> are not free of defects and mark</text:span><text:span text:style-name="T2">ings</text:span><text:span text:style-name="T1"> that interfere with the OCR process. </text:span><text:span text:style-name="T2">To improve the OCR quality we perform several image processing steps </text:span><text:span text:style-name="T3">using Scikit-image </text:span><text:span text:style-name="T4">or OpenCV</text:span><text:span text:style-name="T2"> before </text:span><text:span text:style-name="T3">OCR</text:span><text:span text:style-name="T2">. </text:span><text:span text:style-name="T3">We </text:span><text:span text:style-name="T2">rescal</text:span><text:span text:style-name="T3">e the images</text:span><text:span text:style-name="T2"> to get </text:span><text:span text:style-name="T3">it</text:span><text:span text:style-name="T2"> to 300 DPI </text:span><text:span text:style-name="T3">which is t</text:span><text:span text:style-name="T4">he best resolution for Tesseract</text:span><text:span text:style-name="T3">.</text:span><text:span text:style-name="T2"> </text:span><text:span text:style-name="T3">We then remove image n</text:span><text:span text:style-name="T2">oise </text:span><text:span text:style-name="T3">and font serifs, both of which may impact OCR quality, </text:span><text:span text:style-name="T4">by </text:span><text:span text:style-name="T3">using </text:span><text:span text:style-name="T2">i</text:span><text:span text:style-name="T3">mage dilation</text:span><text:span text:style-name="T2"> and erosion</text:span><text:span text:style-name="T3">. To remove underlines we perform a Hough transform on the image to identify long horizontal lines which can then be removed. </text:span><text:span text:style-name="T4">T</text:span><text:span text:style-name="T3">o </text:span><text:span text:style-name="T4">handle uneven darkness of the image we binarize the image with thresholds. </text:span><text:span text:style-name="T12">D</text:span><text:span text:style-name="T4">uring the OCR process we blacklist certain characters lik</text:span><text:span text:style-name="T5">e “€” or “«”, Tesseract will then emit more appropriate characters </text:span><text:span text:style-name="T6">like “C” or “c”</text:span><text:span text:style-name="T5">. </text:span><text:span text:style-name="T7">After OCR we run a cleanup step to correct for for common OCR errors like mistaking “l” (ell) for 1 (one). This uses a custom spell checker that is tuned to recognize OCR errors vs. human misspellings or typos.</text:span></text:p>
      <text:p text:style-name="Standard"><text:span text:style-name="T4"/></text:p>
      <text:p text:style-name="P2"><text:span text:style-name="T4">The quality of the OCR i</text:span><text:span text:style-name="T8">s</text:span><text:span text:style-name="T4"> scored automatically </text:span><text:span text:style-name="T8">to filter low quality OCR results </text:span><text:span text:style-name="T11">before passing them to citizen scientists for a final quality check</text:span><text:span text:style-name="T3">. We use both a char</text:span><text:span text:style-name="T8">acter and word level metrics. Characters are scored using a ratio of characters that are in the Unicode range of U+0020 and U+007E to the total number of characters. A character-level ratio below ~95% typically indicates a poor OCR. However, a character-level ratio above 95% may not indicate a good OCR result. To augment the character-level score we use a word-level score </text:span><text:span text:style-name="T13">which is a</text:span><text:span text:style-name="T10"> ratio of word in a </text:span><text:span text:style-name="T8">corpus </text:span><text:span text:style-name="T10">built form </text:span><text:span text:style-name="T8">from several sources </text:span><text:span text:style-name="T10">t</text:span><text:span text:style-name="T11">o</text:span><text:span text:style-name="T10"> the total number of words </text:span><text:span text:style-name="T13">in the label</text:span><text:span text:style-name="T10">. The sources for the corpus are</text:span><text:span text:style-name="T8">: 1) </text:span><text:span text:style-name="T9">a list of word extracted from the MASC 500 corpus, </text:span><text:span text:style-name="T8">2) ITIS plant taxonomic names, 3) </text:span><text:span text:style-name="T9">a list of counties extracted from US census data</text:span><text:span text:style-name="T8">, </text:span><text:span text:style-name="T9">and 4) a list of names gotten from an historical list of New York Botanical Garden collectors. </text:span><text:span text:style-name="T10">Again, low scores (</text:span><text:span text:style-name="T14">below </text:span><text:span text:style-name="T10">~90%) indicate a low quality OCR but high scores may not be indicative of a good OCR results.</text:span></text:p>
      <text:p text:style-name="P1"/>
      <text:p text:style-name="P1">[1] An Overview of the Tesseract OCR Engine. Ray Smith, Google Inc.</text:p>
      <text:p text:style-name="P1"><text:a xlink:type="simple" xlink:href="http://www.anc.org/data/masc/" text:style-name="Internet_20_link" text:visited-style-name="Visited_20_Internet_20_Link">http://www.anc.org/data/masc/</text:a></text:p>
      <text:p text:style-name="P1">https://www.itis.gov/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helvetica, 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2:18:57.727424178</meta:creation-date>
    <dc:date>2020-02-24T13:37:21.904697174</dc:date>
    <meta:editing-duration>PT31M46S</meta:editing-duration>
    <meta:editing-cycles>7</meta:editing-cycles>
    <meta:generator>LibreOffice/6.3.4.2$Linux_X86_64 LibreOffice_project/30$Build-2</meta:generator>
    <meta:document-statistic meta:table-count="0" meta:image-count="0" meta:object-count="0" meta:page-count="1" meta:paragraph-count="5" meta:word-count="390" meta:character-count="2264" meta:non-whitespace-character-count="1879"/>
  </office:meta>
</office:document-meta>
</file>